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708f" officeooo:paragraph-rsid="0010708f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1c39" officeooo:paragraph-rsid="00111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ضافه کردن مکان دیتابیس از پیش ساخته شده به پروژه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20:56.299987809</meta:creation-date>
    <dc:date>2018-04-02T09:26:02.457400641</dc:date>
    <meta:editing-duration>PT5M6S</meta:editing-duration>
    <meta:editing-cycles>2</meta:editing-cycles>
    <meta:generator>LibreOffice/6.0.2.1$Linux_X86_64 LibreOffice_project/00m0$Build-1</meta:generator>
    <meta:document-statistic meta:table-count="0" meta:image-count="0" meta:object-count="0" meta:page-count="1" meta:paragraph-count="1" meta:word-count="10" meta:character-count="49" meta:non-whitespace-character-count="40"/>
  </office:meta>
</office:document-meta>
</file>